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200293" officeooo:paragraph-rsid="00200293"/>
    </style:style>
    <style:style style:name="P2" style:family="paragraph" style:parent-style-name="Standard">
      <style:text-properties officeooo:rsid="00200293" officeooo:paragraph-rsid="00215375"/>
    </style:style>
    <style:style style:name="P3" style:family="paragraph" style:parent-style-name="Standard">
      <style:text-properties officeooo:rsid="00200293" officeooo:paragraph-rsid="0024ac62"/>
    </style:style>
    <style:style style:name="P4" style:family="paragraph" style:parent-style-name="Standard">
      <style:text-properties officeooo:rsid="00200293" officeooo:paragraph-rsid="0024e7a0"/>
    </style:style>
    <style:style style:name="P5" style:family="paragraph" style:parent-style-name="Standard">
      <style:text-properties officeooo:paragraph-rsid="00200293"/>
    </style:style>
    <style:style style:name="P6" style:family="paragraph" style:parent-style-name="Standard">
      <style:text-properties officeooo:rsid="00215375" officeooo:paragraph-rsid="00215375"/>
    </style:style>
    <style:style style:name="P7" style:family="paragraph" style:parent-style-name="Standard">
      <style:text-properties officeooo:paragraph-rsid="0023261d"/>
    </style:style>
    <style:style style:name="P8" style:family="paragraph" style:parent-style-name="Standard">
      <style:text-properties fo:font-weight="bold" officeooo:paragraph-rsid="00200293" style:font-weight-asian="bold" style:font-weight-complex="bold"/>
    </style:style>
    <style:style style:name="P9" style:family="paragraph" style:parent-style-name="Standard">
      <style:text-properties officeooo:paragraph-rsid="0025ffa5"/>
    </style:style>
    <style:style style:name="P10" style:family="paragraph" style:parent-style-name="Standard">
      <style:text-properties officeooo:paragraph-rsid="0032e59d"/>
    </style:style>
    <style:style style:name="P11" style:family="paragraph" style:parent-style-name="Standard">
      <style:text-properties officeooo:rsid="0036f85b" officeooo:paragraph-rsid="0036f85b"/>
    </style:style>
    <style:style style:name="P12" style:family="paragraph" style:parent-style-name="Standard">
      <style:text-properties officeooo:paragraph-rsid="0036f85b"/>
    </style:style>
    <style:style style:name="P13" style:family="paragraph" style:parent-style-name="Standard">
      <style:text-properties officeooo:paragraph-rsid="00200293"/>
    </style:style>
    <style:style style:name="T1" style:family="text">
      <style:text-properties officeooo:rsid="00215375"/>
    </style:style>
    <style:style style:name="T2" style:family="text">
      <style:text-properties officeooo:rsid="00222d8e"/>
    </style:style>
    <style:style style:name="T3" style:family="text">
      <style:text-properties officeooo:rsid="0023261d"/>
    </style:style>
    <style:style style:name="T4" style:family="text">
      <style:text-properties officeooo:rsid="0024ac62"/>
    </style:style>
    <style:style style:name="T5" style:family="text">
      <style:text-properties officeooo:rsid="0024e7a0"/>
    </style:style>
    <style:style style:name="T6" style:family="text">
      <style:text-properties officeooo:rsid="0025cb38"/>
    </style:style>
    <style:style style:name="T7" style:family="text">
      <style:text-properties officeooo:rsid="0025ffa5"/>
    </style:style>
    <style:style style:name="T8" style:family="text">
      <style:text-properties officeooo:rsid="0027c1c3"/>
    </style:style>
    <style:style style:name="T9" style:family="text">
      <style:text-properties officeooo:rsid="00291dfe"/>
    </style:style>
    <style:style style:name="T10" style:family="text">
      <style:text-properties officeooo:rsid="002caedb"/>
    </style:style>
    <style:style style:name="T11" style:family="text">
      <style:text-properties officeooo:rsid="002ef31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14729"/>
    </style:style>
    <style:style style:name="T14" style:family="text">
      <style:text-properties officeooo:rsid="0032e59d"/>
    </style:style>
    <style:style style:name="T15" style:family="text">
      <style:text-properties officeooo:rsid="00342fb3"/>
    </style:style>
    <style:style style:name="T16" style:family="text">
      <style:text-properties officeooo:rsid="0036f8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ООП</text:p>
      <text:p text:style-name="Standard"/>
      <text:p text:style-name="P11">1. Базис ООП</text:p>
      <text:p text:style-name="P11"/>
      <text:p text:style-name="Standard">Створ<text:span text:style-name="T16">ити</text:span> класи, специфікації яких наведені нижче.</text:p>
      <text:p text:style-name="P12">Визначити конструктори і методи setТ<text:span text:style-name="T16">и</text:span>п (), getТ<text:span text:style-name="T16">и</text:span>п (), toString (). </text:p>
      <text:p text:style-name="P12">Визначити додатково методи в класі, що створює масив об'єктів. Задати критерій вибору даних івивесті ці дані на консоль. Укожному класі, що володіє інформацією, має бути оголошено <text:span text:style-name="T16">де</text:span>кілька конструкторів.</text:p>
      <text:p text:style-name="Standard">1.Student: id, Прізвище, Ім'я, По батькові, Дата народження, адресу, телефон, Факультет, Курс, Группа.Створити масив об'єктів. Вивести: a) список студентів заданого факультету; b) списки студентів для кожного факультету ікурса; c) список студентів, які народилися після заданого року; d) список навчальної групи.</text:p>
      <text:p text:style-name="Standard">2.Customer: id, Прізвище, Ім'я, По батькові, Адреса, Номер кредитної картки, Номер банківського счета.Створити масив об'єктів. Вивести: a) список покупців валфавітном порядку; b) список покупців, укоторих номер кредитної картки знаходиться взаданном інтервалі.</text:p>
      <text:p text:style-name="Standard">3.Patient: id, Прізвище, Ім'я, По батькові, адресу, телефон, Номер медичної карти, Діагноз.Створити масив об'єктів. Вивести: a) список пацієнтів, що мають цей діагноз; b) список пацієнтів, номер медичної карти яких знаходиться вза-даному інтервалі.</text:p>
      <text:p text:style-name="Standard">4.Abiturient: id, Прізвище, Ім'я, По батькові, адресу, телефон, Оцінки. Створити масив об'єктів. Вивести: a) список абітурієнтів, що мають незадовільні оцінки; b) список абітурієнтів, укоторих сума балів вище заданої; c) вибрати заданий число n абітурієнтів, що мають найвищу суму балів (вивести також повний список абітурієнтів, що мають напівпрохідну суму).</text:p>
      <text:p text:style-name="Standard">5.Book: id, Назва, Автор (и), Видавництво, Рік видання, Кількість стра-ниць, Ціна, Тип переплета.Створити масив об'єктів. Вивести: a) список книг заданого автора; b) список книг, випущених заданим видавництвом; c) список книг, випущених після заданого року.</text:p>
      <text:p text:style-name="Standard">6.House: id, Номер квартири, Площа, Поверх, Кількість кімнат, Вулиця, Тип будівлі, Термін експлуатаціі.Створити масив об'єктів. Вивести: a) список квартир, що мають задане число кімнат; b) список квартир, що мають задане число кімнат ірасположенних наетаже, який знаходиться взаданном проміжку; c) список квартир, які мають площу, яка перевищує задану.</text:p>
      <text:p text:style-name="Standard"/>
      <text:p text:style-name="P12"><text:span text:style-name="T16">7. </text:span>Phone: id, Прізвище, Ім'я, По батькові, Адреса, Номер кредитної картки, Дебет, Кредит, Час міських імеждугородних разговоров.Створити масив об'єктів. Вивести: a) відомості обабонентах, укоторих час внутрішньоміських розмов перевищує ліміт; b) відомості обабонентах, які користувалися міжміським зв'язком; c) відомості обабонентах валфавітном порядку.</text:p>
      <text:p text:style-name="Standard">8.Car: id, Марка, Модель, Рік випуску, Колір, Ціна, Реєстраційний номер.Створити масив об'єктів. Вивести: a) список автомобілів заданої марки; b) список автомобілів заданої моделі, які експлуатуються більше n років; c) список автомобілів заданого року випуску, ціна яких більше вка-занной.</text:p>
      <text:p text:style-name="Standard">9.Product: id, Найменування, UPC, Виробник, Ціна, Термін зберігання, Колічество.Створити масив об'єктів. Вивести: a) список товарів для заданого найменування; b) список товарів для заданого найменування, ціна яких непревос-ходить задану; c) список товарів, термін зберігання яких більше заданого.</text:p>
      <text:p text:style-name="Standard">10.Train: Пункт призначення, Номер поїзда, Час відправлення, Число місць (загальних, купе, плацкарт, люкс) .Створити масив об'єктів. Вивести: a) список поїздів, які прямують дозаданного пункту призначення; b) список поїздів, які прямують дозаданного пункту призначення іотправ-рами після заданого години; c) список поїздів, які відправляються дозаданного пункту призначення і мають спільні місця.</text:p>
      <text:p text:style-name="Standard"><text:soft-page-break/>11.Bus: Прізвище іініціали водія, Номер автобуса, Номер маршруту, Марка, Рік початку експлуатації, Пробег.Створити масив об'єктів. Вивести: a) список автобусів для заданого номера маршруту; b) список автобусів, які експлуатуються більше заданого терміну; c) список автобусів, пробіг укоторих більше заданої відстані.</text:p>
      <text:p text:style-name="Standard">12.Airline: Пункт призначення, Номер рейсу, Тип літака, Час вильоту, Дні неделі.Створити масив об'єктів. Вивести: a) список рейсів для заданого пункту призначення; b) список рейсів для заданого дня тижня; c) список рейсів для заданого дня тижня, час вильоту для яких більше заданого.</text:p>
      <text:p text:style-name="Standard"/>
      <text:p text:style-name="Standard"/>
      <text:p text:style-name="P1">2. <text:span text:style-name="T16">ООП - математика</text:span></text:p>
      <text:p text:style-name="P1"/>
      <text:p text:style-name="P1">Реалізувати методи додавання, віднімання, множення і ділення об'єктів (для тих класів, об'єкти яких можуть підтримувати арифметичні дії).</text:p>
      <text:p text:style-name="P1">1. <text:span text:style-name="T16">Визначити</text:span> клас Дріб () у вигляді пари чисел m іn. Оголосити та ініціалізувати масив із k дробів, ввести / вивести значенн<text:span text:style-name="T16">я</text:span> для масиву дробів. Створити масив / список / множину об'єктів і передати його в метод, який змінює кожен елемент масиву <text:s/>індексом шляхом додавання наступного за ним елемента.</text:p>
      <text:p text:style-name="P1">2. Визначити клас Комплекс<text:span text:style-name="T16">неЧисло</text:span>. Створити масив / список / множину розмірності n із комплексних координат. Передати його в метод, який виконає додавання / множення його елементів.</text:p>
      <text:p text:style-name="P1">3. Визначити клас Квадратне рівняння. Реалізувати методи для пошуку коренів, екстремумів, а також інтервалів убування / зростання. Створити масив / список / множину об'єктів і визначити найбільші і найменші значення коріння.</text:p>
      <text:p text:style-name="P1">4.Визначите клас Поліном ступеня n. Оголосити масив / список / множину із m полиномов і визначить суму поліномів масиву.</text:p>
      <text:p text:style-name="P1">5.Определіть клас Інтервал с урахуванням включення / невключення. Створити методи по знаходженню перетину і об'едінанню інтервалів, причому інтервали, що немають спільних точок, перетинатися /обєднуватися неможуть. Оголосити масив / список / множину з n інтервалів і визначить відстань між найбільш віддаленими кінцями.</text:p>
      <text:p text:style-name="P1">6.Определіть клас Точка на площині (в просторі) та в часі Задати рух точки у певному напрямку. Створити методи по знаходженню швидкості та прискорення точки. Перевірити для двох точок можливість перетину траєкторій. Визначити відстань між двома точками в заданний момент часу.</text:p>
      <text:p text:style-name="P1">7.Определіть клас Трикутник на площині. Визначити площу і периметр трикутника. Створити масив / список / множину об'єктів і підрахувати кількість трикутників різного типу (рівносторонній, равнобедрений, прямокутний, довільний). Визначити для кожної групи найбільший і на<text:span text:style-name="T1">й</text:span>меншій по площаді (периметру) об'єкт.</text:p>
      <text:p text:style-name="P1">8.Определіть клас Чотирикутник на пло<text:span text:style-name="T1">щині</text:span>. Визначити площу і періметр чотирикутника. Створити масив / список / <text:span text:style-name="T1">множину</text:span> об'єктів і п<text:span text:style-name="T1">ідрахуйте</text:span> кількість чотирикутників різного типу (квадрат, прямок<text:span text:style-name="T1">утник</text:span>, ромб, довільний). Визначити для кожної групи найбільший і найменший за площею (периметр<text:span text:style-name="T1">ом</text:span>) об'єкт.</text:p>
      <text:p text:style-name="P1">9.Определіть клас <text:span text:style-name="T1">Коло</text:span> на пл<text:span text:style-name="T1">ощині</text:span>. Визначити площу <text:span text:style-name="T1">і </text:span>пер<text:span text:style-name="T1">име</text:span>тр. Створити масив / список / <text:span text:style-name="T1">множину</text:span> об'єктів і <text:span text:style-name="T1">знайдіть</text:span> групи кіл, центри яких лежать на одной прямий. Визначити найбільший і на<text:span text:style-name="T1">й</text:span>меншій по площ<text:span text:style-name="T1">ині</text:span> (периметру) об'єкт</text:p>
      <text:p text:style-name="P1">10.Определіть клас Пряма на пло<text:span text:style-name="T1">щині та</text:span> просторі. Визначити точки перетину прямої <text:span text:style-name="T1">з вісями</text:span> координат. Визначити координати перет<text:span text:style-name="T1">ину</text:span> двох прямих. Створити масив / список / <text:span text:style-name="T1">множину</text:span> об'єктів і определіть групи паралельних прямих</text:p>
      <text:p text:style-name="P6"/>
      <text:p text:style-name="P6">3. <text:span text:style-name="T16">ООП - включення</text:span></text:p>
      <text:p text:style-name="P6"/>
      <text:p text:style-name="P1"><text:soft-page-break/><text:span text:style-name="T1">1.</text:span>Визначити клас Поліном c коефіцієнтами типу Раціональн<text:span text:style-name="T1">ий</text:span>Др<text:span text:style-name="T1">і</text:span>б. Оголосити масив / список / <text:span text:style-name="T1">множину</text:span> із n полиномов і определіть суму поліномів масиву.</text:p>
      <text:p text:style-name="P1">2. Визначити клас Пряма на площині (в просторі), параметри <text:span text:style-name="T1">якої</text:span> задаються з допомогою Раціонально<text:span text:style-name="T1">го </text:span>Дроб<text:span text:style-name="T1">у</text:span>. Визначити точки <text:span text:style-name="T1">перетину </text:span>прям<text:span text:style-name="T1">ою</text:span> <text:span text:style-name="T1">з ві</text:span>сямі координат. Визначити координати перетину двох прямих. Створити масив / список / <text:span text:style-name="T1">множину</text:span> об'єктів і <text:span text:style-name="T1">визначить</text:span> групи паралельних прямих.</text:p>
      <text:p text:style-name="P2">3. Визначити клас Поліном скоеффіціентамі типу Комплексне<text:span text:style-name="T1">Чи</text:span>сло. Оголосити масив / список <text:s/>із m пол<text:span text:style-name="T1">і</text:span>ном<text:span text:style-name="T1">і</text:span>в і <text:span text:style-name="T1">визначить</text:span> суму поліномів массіва.</text:p>
      <text:p text:style-name="P2">4.Определіть клас Дріб у вигляді пари (m, n) <text:span text:style-name="T1">з </text:span>коеффіціентамі типу Комплексне<text:span text:style-name="T1">Чи</text:span>сло. Оголосити і форматувати масив із kдробей, ввести / вивести значення для масиву дробів. Створити масив / список / <text:s/>об'єктів і передать його в метод, який змінює кожен елемент мас-ив<text:span text:style-name="T1">у</text:span> <text:span text:style-name="T1">за</text:span> індексом шляхом додавання наступного за ним елемент<text:span text:style-name="T1">у</text:span>.</text:p>
      <text:p text:style-name="P2">5.Определіть клас Комплекс, дійсна і <text:span text:style-name="T1">уявна</text:span> частина якої представлені у вигляді Раціонально<text:span text:style-name="T1">го</text:span>Дроб<text:span text:style-name="T1">у</text:span>. Створити масив / список <text:s/>розмірності n із комплексних координат. Передати його вметод, котрий викон<text:span text:style-name="T1">у</text:span>є додавання / множення його елементов.</text:p>
      <text:p text:style-name="P2">6.Определіть клас Окружність на пло<text:span text:style-name="T1">щин</text:span>, координати центру як<text:span text:style-name="T1">ої</text:span> задаються з допомогою Раціонально<text:span text:style-name="T1">го</text:span>Дроб<text:span text:style-name="T1">у</text:span>. Визначити площу і периметр. Створити масив / список / <text:span text:style-name="T1">множину</text:span> об'єктів і визначити групи кіл, центри яких лежать на одной прямий. Визначити найбільший і на<text:span text:style-name="T1">й</text:span>меньшій по <text:span text:style-name="T1">площині</text:span> (периметру) об'єкт.</text:p>
      <text:p text:style-name="P1">7.Определіть клас Точка в просторі, координати якої задаються з допомогою Раціонально<text:span text:style-name="T1">го</text:span>Дроб<text:span text:style-name="T1">у</text:span>. Створити методи по <text:span text:style-name="T1">визначенню</text:span> <text:span text:style-name="T1">відстані</text:span> між точками і <text:span text:style-name="T1">відстані до</text:span> <text:span text:style-name="T1">початку</text:span> координат. Перевірити для трьох точок можливість знаходження на одной прямий.</text:p>
      <text:p text:style-name="P1">8.Определіть клас Точка в просторі, координати якої задаються з допомогою Комплексногочісла. Створити методи по <text:span text:style-name="T1">визначенню відстані між</text:span> точками <text:span text:style-name="T1">і до початку координат</text:span>.</text:p>
      <text:p text:style-name="P1">9.Определіть клас Трикутник на площині, вершини якого мають тип Точка. Визначити площу і периметр трикутника. Створити масив / список / <text:span text:style-name="T1">множину</text:span> об'єктів і <text:span text:style-name="T2">знайдіть</text:span> кількість трикутників різного типу (рівносторонній, рівнобедрений, прямокутний, довільний). Визначити для кожної групи найбільший і на<text:span text:style-name="T2">й</text:span>меньшій по площад<text:span text:style-name="T2">і</text:span></text:p>
      <text:p text:style-name="P3"><text:span text:style-name="T4">10.</text:span> Визначити клас Квадратне рівняння <text:span text:style-name="T4">для дійсних та комплексних коренів</text:span>. Реалізувати методи для пошуку коренів, екстремумів, а також інтервалів убування / зростання. Створити масив / список / множину об'єктів і визначити найбільші і найменші значення коріння. <text:span text:style-name="T4">Створити список Рівнянь та розвяжить систему квадратних нервностей</text:span></text:p>
      <text:p text:style-name="P4"><text:span text:style-name="T5">11.</text:span>Определіть клас Інтервал с урахуванням включення / невключення. Створити методи по знаходженню перетину і об'<text:span text:style-name="T5">є</text:span>днанню інтервалів, причому інтервали, що немають спільних точок, перетинатися /обєднуватися неможуть. Оголосити масив / список / множину з n інтервалів і визначить відстань між найбільш віддаленими кінцями. <text:span text:style-name="T5">Методи роботи зі списком інтервалів: додавання інтервалу, групування і т.ін. </text:span></text:p>
      <text:p text:style-name="P4"><text:span text:style-name="T5">12</text:span>.Определіть клас Точка на площині (в просторі) та в часі Задати рух точки у певному напрямку. Створити методи по знаходженню швидкості та прискорення точки. Перевірити для двох точок можливість перетину траєкторій. Визначити відстань між двома точками в заданний момент часу.</text:p>
      <text:p text:style-name="P5">1<text:span text:style-name="T5">3</text:span>.Определіть клас Вектор. Реалізувати методи <text:span text:style-name="T3">і</text:span>нкремента, декремент<text:span text:style-name="T3">у</text:span>, індексування. Визначити масив з m об'єктів. Кожну з пар векторів передати в методи, які повертають їх скалярний добуток і довжини. Обчислити і вивести кути між векторами.</text:p>
      <text:p text:style-name="P5">1<text:span text:style-name="T5">4</text:span>.Определіть клас Вектор. Реалізувати методи для обчислення модуля вектора, скалярного твори, додавання, віднімання, множення наконстанту. Оголосити масив об'єктів. Написати метод, який для заданої пари векторів буде визначати, чи є вони колінеарними або ортогональними.</text:p>
      <text:p text:style-name="P5">1<text:span text:style-name="T5">5</text:span>.Определіть клас Вектор в R3. Реалізувати методи для перевірки векторів на ортогональность, перевірки перетину неортогональних векторів, порівняння векторів. Створити масив із m об'єктів. Визначити компланарні вектори.</text:p>
      <text:p text:style-name="P5"><text:soft-page-break/>1<text:span text:style-name="T5">6</text:span>.Определіть клас Булеваматріца (BoolMatrix). Реалізувати методи для логічного додавання (диз'юнкції), множення і інверсії матриць. Реалізувати методи для підрахунку числа одиниць в матр<text:span text:style-name="T3">иц </text:span>і впорядкування рядків в лексикографічному порядку.</text:p>
      <text:p text:style-name="P5">1<text:span text:style-name="T5">7</text:span>.Постро<text:span text:style-name="T3">ї</text:span>ть клас Булеввектор (BoolVector). Реалізувати методи для виконання порозрядних кон'юнкції, диз'юнкції і заперечення векторів, а також підрахунку числа одиниць і нулів у векторі.</text:p>
      <text:p text:style-name="P5">1<text:span text:style-name="T5">8</text:span>.Определіть клас Множествосімволов. Реалізувати методи для визначення приналежності заданого елемента <text:span text:style-name="T3">множині</text:span>; перетину, об'єднання, різниці двох множин. Створити методи <text:span text:style-name="T3">додавання</text:span>, в<text:span text:style-name="T3">іднімання</text:span>, множення (перетину), індексування, при<text:span text:style-name="T3">своєння</text:span>. Створити масив об'єктів і передават<text:span text:style-name="T3">и</text:span> пари об'єктів в метод іншого класу, <text:span text:style-name="T3">який</text:span> будує <text:span text:style-name="T3">множину</text:span>, що складається із елементов, що входять тільки в одн<text:span text:style-name="T3">у</text:span> із заданих множин.</text:p>
      <text:p text:style-name="P5">1<text:span text:style-name="T5">9</text:span>.Определіть клас Неліне<text:span text:style-name="T3">Рі</text:span>вн<text:span text:style-name="T3">яння</text:span> для <text:span text:style-name="T3">однієї змінної</text:span>. <text:span text:style-name="T3">Клас дозволяє задавати інтервал де шукається корінь та створювати рівняння як поліном 5-го ступеню та від функцій сінус та експонента.</text:span> Реалізувати метод визначення коренів методом Бієкція.</text:p>
      <text:p text:style-name="P7"><text:span text:style-name="T5">20</text:span>.Определіть клас Визначений інтеграл з аналітичної підінтегральної функці<text:span text:style-name="T3">ї</text:span>. <text:span text:style-name="T3">Клас дозволяє задавати інтервал де шукається корінь та створювати рівняння як поліном 5-го ступеню та від функцій коінус, корінь та логарифм. </text:span>Створити методи для обчислення значення <text:span text:style-name="T3">за</text:span> формул<text:span text:style-name="T3">ою</text:span> лівих прямокутників, <text:span text:style-name="T3">за</text:span> формул<text:span text:style-name="T3">ою</text:span> правих прямокутників, формул<text:span text:style-name="T3">ою</text:span> середніх прямокутників, по формул<text:span text:style-name="T3">і</text:span> трапецій, по формуле Сімпсона (параболічних трапецій)</text:p>
      <text:p text:style-name="P5"><text:span text:style-name="T5">21</text:span>. Визначити клас Масив. Створити методи сортування: обмінн<text:span text:style-name="T3">е</text:span> сортування (метод бульбашки); обмінн<text:span text:style-name="T3">е</text:span> сортування «Шейкер-сортування», сортування за допомогою вибору (метод простого вибору), сортування вставками: метод хешування (сортування <text:span text:style-name="T3">з обчисленням</text:span> адреси), сортування вставками (метод простих вставок), сортування бінарн<text:span text:style-name="T3">им</text:span> злиття<text:span text:style-name="T3">м</text:span>, сортування Шелла (сортування з <text:span text:style-name="T3">спадаучим</text:span> кроком)</text:p>
      <text:p text:style-name="P5"/>
      <text:p text:style-name="P5"/>
      <text:p text:style-name="P11">4. <text:s/>ООП — наслідування Object</text:p>
      <text:p text:style-name="P5">Створити додаток, яке задовольняє вимогам, наведеним в завданні. Спадкування застосовувати тільки втих завданнях, в яких це логічно обґрунтоване. Аргументувати приналежність класу кожного створюваного методу ікорректно перевизначити для кожного класу методи equals (), hashCode (), toString ().</text:p>
      <text:p text:style-name="P8">1.Створити об'єкт класу Текст, використовуючи класи <text:span text:style-name="T6">Речення</text:span>, Слово. Методи: доповнити текст, вивести на консоль текст, заголовок тексту.</text:p>
      <text:p text:style-name="P8">2.Створити об'єкт класу Автомобіль, використовуючи класи Колесо, Двигун. Методи: їхати, заправлятися, міняти колесо, вивести наконсоль марку автомобіля.</text:p>
      <text:p text:style-name="P5">3.Створити об'єкт класу Літак, використовуючи класи Крило, Шасі, Двигун. Методи: літати, задавати маршрут, вивести наконсоль маршрут.</text:p>
      <text:p text:style-name="P8">4.Створити об'єкт класу Держава, використовуючи класи Область, Район, Місто. Методи: вивести на консоль столицю, кількість областей, площа, обласні центри.</text:p>
      <text:p text:style-name="P8">5.Створити об'єкт класу Планета, використовуючи класи Материк, Океан, Острів. Методи: вивести на консоль назву материка, планети, кількість материків.</text:p>
      <text:p text:style-name="P8">6.Створити об'єкт класу Звезднаясістема, використовуючи класи Планета, Зірка, Місяць. Методи: вивести на консоль кількість планет взвездной системі, назва зірки, додавання планети в систему.</text:p>
      <text:p text:style-name="P8">7.Створити об'єкт класу Комп'ютер, використовуючи класи Вінчестер, Дисковод, Оперативна пам'ять, Процесор. Методи: включити, вимкнути, перевірити на віруси, вивести наконсоль розмір вінчестера.</text:p>
      <text:p text:style-name="P8">8.Створити об'єкт класу Квадрат, використовуючи класи Точка, <text:span text:style-name="T6">Від</text:span>р<text:span text:style-name="T6">і</text:span>зок.Методи: завдання розмірів, розтягнення, стиснення, поворот, зміна кольору.</text:p>
      <text:p text:style-name="P8">9.Створити об'єкт класу Коло, використовуючи класи Точка, Окружність. Методи: завдання розмірів, зміна радіуса, визначення приналежності точки даного кола.</text:p>
      <text:p text:style-name="P5"><text:soft-page-break/>10.Створити об'єкт класу Щеня, використовуючи класи Тварина, Собака. Методи: вивести наконсоль ім'я, подати голос, стрибати, бігати, кусати.</text:p>
      <text:p text:style-name="P5">11.Створити об'єкт класу Квочка, використовуючи класи Птах, Зозуля. Методи: літати, співати, нести яйця, висиджувати пташенят.</text:p>
      <text:p text:style-name="P8">12.Створити об'єкт класу Текстовий<text:span text:style-name="T15">Ф</text:span>айл, використовуючи класи Файл, Директорія. Методи: створити, перейменувати, вивести наконсоль вміст, доповнити, видалити.</text:p>
      <text:p text:style-name="P5">13.Створити об'єкт класу Одномерниймассів, використовуючи класи Масив, Елемент.Методи: створити, вивести наконсоль, виконати операції (скласти, відняти, помножити).</text:p>
      <text:p text:style-name="P5">14.Створити об'єкт класу Простаядробь, використовуючи клас Чісло.Методи: висновок на екран, додавання, віднімання, множення, ділення.</text:p>
      <text:p text:style-name="P5">15.Створити об'єкт класу Будинок, використовуючи класи Вікно, Двері. Методи: закрити наключ, вивести наконсоль кількість вікон, дверей.</text:p>
      <text:p text:style-name="P5">16.Створити об'єкт класу Квітка, використовуючи класи Пелюсток, Бутон. Методи: розквітнути, зів'яли, вивести наконсоль колір бутона.</text:p>
      <text:p text:style-name="P5">17.Створити об'єкт класу Дерево, використовуючи класи Лист, Гілка. Методи: зацвісти, опасть листю, покритися інеєм, пожовтіти листю.</text:p>
      <text:p text:style-name="P5">18.Створити об'єкт класу Піаніно, використовуючи класи Кнопка, Педаль. Методи: налаштувати, грати напіаніно, натискати клавішу.</text:p>
      <text:p text:style-name="P5">19.Створити об'єкт класу Фотоальбом, використовуючи класи Фотографія, Сторінка. Методи: задати назву фотографії, доповнити фотоальбом фотографією, вивести на консоль кількість фотографій.</text:p>
      <text:p text:style-name="P8">20.Створити об'єкт класу Рік, використовуючи класи Місяць, День. Методи: задати дату, вивести на консоль день тижня по заданн<text:span text:style-name="T6">ій</text:span> дат<text:span text:style-name="T6">і</text:span>, розрахувати кількість днів, місяців взаданном часовому проміжку.</text:p>
      <text:p text:style-name="P8">21.Створити об'єкт класу Доба, використовуючи класи Час, Хвилина. Методи: вивести наконсоль поточний час, розрахувати час доби (ранок, день, ве-чер, ніч).</text:p>
      <text:p text:style-name="P5">22.Створити об'єкт класу Птах, використовуючи класи Крила, Клюв.Методи: літати, сідати, харчуватися, атакувати.</text:p>
      <text:p text:style-name="P5">23. Створити об'єкт класу Хижак, використовуючи класи Кігті, Зуби. Методи: гарчати, бігти, спати, добувати їжу.</text:p>
      <text:p text:style-name="P5"/>
      <text:p text:style-name="P5"/>
      <text:p text:style-name="P11">5. ООП - наслідування</text:p>
      <text:p text:style-name="P5"/>
      <text:p text:style-name="P5">Створити консольний додаток, яке задовольняє наступним вимогам:</text:p>
      <text:p text:style-name="P5">• Використовувати можливості ООП: класи, спадкування, поліморфізм, інкапсуляція.</text:p>
      <text:p text:style-name="P5">• Кожен клас повинен мати відображає сенс назву іінформатівний склад.</text:p>
      <text:p text:style-name="P5">• Спадкування має застосовуватися тільки тоді, коли це має сенс.</text:p>
      <text:p text:style-name="P5">• При кодуванні повинні бути використані угоди обоформленіі коду java code convention.</text:p>
      <text:p text:style-name="P5">• Класи повинні бути грамотно розкладені по пакетах.</text:p>
      <text:p text:style-name="P5">• Консольне меню повинно бути мінімальним.</text:p>
      <text:p text:style-name="P5"/>
      <text:p text:style-name="P9">1.<text:span text:style-name="T7">Квіткарня</text:span>. Визначити ієрархію квітів. Створити кілька об'єктів-квіток. Зібрати букет (використовуючи аксесуари) з визначенням його вартості. Провести сортування квітів в букеті на <text:s/>основ<text:span text:style-name="T7">і</text:span> рівня свіжості. Знайти квітк<text:span text:style-name="T11">у</text:span> в <text:s/>букет<text:span text:style-name="T11">і</text:span>, що відповідає заданому діапазону довжин<text:span text:style-name="T11">и стебля</text:span>. </text:p>
      <text:p text:style-name="P9">2.Новогодній подарунок. Визначити ієрархію цукерок та інших солодощів. Створити кілька об'єктів-цукерок. Зібрати дитячий подарунок з <text:span text:style-name="T11">урахуванням</text:span> його ваги. Провести сортування цукерок в подарунок на основі одного з параметрів. Знайти цукерку в подарунок, відповідну <text:span text:style-name="T12">заданому діапазону вмісту цукру.</text:span></text:p>
      <text:p text:style-name="P8">3.Домашні електроприлади. Визначити ієрархію електроприладів. В<text:span text:style-name="T11">вімкнути</text:span> деякі в розетку. Підрахувати споживану потужність. Провести сортування приладів в квартирі <text:soft-page-break/>на <text:span text:style-name="T7">базі</text:span> потужності. Знайти прилад в квартирі, що відповідає заданому діапазону параметрів.</text:p>
      <text:p text:style-name="P5">4.Шеф-кухар. Визначити ієрархію овочів. Зробити салат. Підрахувати калорійність. Провести сортування овочів для салату на основе одного із параметров. Знайти овочі в салат<text:span text:style-name="T7">і</text:span>, відповідні заданому діапазону калорійності.</text:p>
      <text:p text:style-name="P5">5.Звукозапіс. Визначити ієрархію музичних композицій. Записати на діск збірку. Підрахувати тривалість. Провести перестановку композицій <text:s/><text:span text:style-name="T11">на </text:span>диск<text:span text:style-name="T11">у</text:span> на <text:span text:style-name="T7">базі</text:span> належності ст<text:span text:style-name="T11">и</text:span>лю. Знайти композицію, відповідну заданому діапазону довжини треків.</text:p>
      <text:p text:style-name="P5">6.Кам<text:span text:style-name="T11">е</text:span>ні. Визначити ієрархію дорогоцінних і полудрагоц<text:span text:style-name="T7">і</text:span>нних каменів. Відібрати камені для намиста. Підрахувати загальну вагу (в каратах) і <text:span text:style-name="T7">вартість</text:span>. Провесті сортування каменів намиста на <text:span text:style-name="T7">базі</text:span> цінності. Знайти кам<text:span text:style-name="T7">е</text:span>ні в <text:span text:style-name="T7">намисті</text:span>, відповідні заданому діапазону параметрів прозорості.</text:p>
      <text:p text:style-name="P5">7.Мотоцікліст. Визначити ієрархію амуніції. Екіпірувати мотоциклиста. Підрахувати вартість. Провести сортування амуніції <text:span text:style-name="T7">по</text:span> в<text:span text:style-name="T7">есу</text:span>. Знайти елементи амуніції, відповідні заданому діапазону параметрів ціни.</text:p>
      <text:p text:style-name="P5">8.Транспорт. Визначити ієрархію рухомого складу залізничного транспорту. Створити пасажирський поїзд. Підрахувати загальну чисельність пасажирів і багажу. Провести сортування вагонів поїзда на <text:span text:style-name="T11">базі</text:span> рівн<text:span text:style-name="T11">ю</text:span> комфортності. Знайти в по<text:span text:style-name="T11">тягу</text:span> вагони, відповідні заданому діапазону параметрів <text:span text:style-name="T11">кількості</text:span> пасажирів.</text:p>
      <text:p text:style-name="P5">9.Авіакомпанія. Визначити ієрархію літаків. Створити авіакомпанію. Порахувати загальну місткість і вантажопідйомність. Провести сортування літаків компанії <text:span text:style-name="T11">за </text:span>дал<text:span text:style-name="T11">ьністю</text:span> польоту. Знайти літак в компаніі, що відповідає заданому діапазону параметрів споживання пального.</text:p>
      <text:p text:style-name="P5">10.Таксопарк. Визначити ієрархію легкових автомобілів. Створити таксо-парк. Підрахувати вартість автопарку. Провести сортування автомобілів парку по <text:s/>розход<text:span text:style-name="T7">у</text:span> палива. Знайти автомобіль в компаніі, що відповідає заданому діапазону параметрів швидкості.</text:p>
      <text:p text:style-name="P5">11.Страх<text:span text:style-name="T11">ування</text:span>. Визначити ієрархію страхових зобов'язань. Зібрати із <text:span text:style-name="T11">зобвязань</text:span> дериватив. Підрахувати вартість. Провести сортування зо<text:span text:style-name="T8">бовязань</text:span> <text:span text:style-name="T8">у </text:span>в деріватів<text:span text:style-name="T8">і</text:span> на <text:span text:style-name="T11">базі</text:span> зменшення ступеня ризику. Знайти зобов'язання в дериватив<text:span text:style-name="T11">ах</text:span>, <text:span text:style-name="T11">що <text:s/></text:span>відповідне заданому діапазону параметрів.</text:p>
      <text:p text:style-name="P5">12.Мобільная зв'язок. Визначити ієрархію тарифів мобільно<text:span text:style-name="T11">ї</text:span> компанії. Створити список тарифів компанії. Підрахувати загальну <text:span text:style-name="T11">кількість</text:span> клієнтів. Провести сортування тарифів на <text:span text:style-name="T11">баз</text:span>і розміру абонентської плати. Знайти тариф в компаніі, що відповідає заданому діапазону параметрів.</text:p>
      <text:p text:style-name="P5">13.Фургон кави. Завантажити фургон певного об<text:span text:style-name="T11">єму</text:span> вантажем на <text:span text:style-name="T11">пев</text:span>ну суму із рі<text:span text:style-name="T11">зн</text:span>их сортів кави, що знаходяться, до того-ж, в різних фізичних станах (зерно, мелену, розчинну в банках і пакетиках). Враховувати обсяг кави разом з упаковкою. Провести сортування товарів на основі співвідношення ціни і ваги. Знайти в фургоні товар, відповідний заданому діапазону параметрів якості.</text:p>
      <text:p text:style-name="P5">14.Ігрова кімната. Підготувати ігрову кімнату для дітей різних вікових груп. Іграшок повинно бути фіксована кількість в межах виділеної суми грошей. Повинні зустрічатися іграшки родинних груп: маленькі, середні і великі машини, ляльки, м'ячі, кубики. Провести сортування іграшок в кімнаті по одному з параметрів. Знайти іграшки в кімнаті, відповідні заданому діапазону параметрів.</text:p>
      <text:p text:style-name="P5">15.<text:span text:style-name="T14">Податки</text:span>. Визначити кількість і суму податкових виплат фізичної особи заздалегідь з урахуванням доходів сосновной і додаткового місць роботи, авторських винагород, продажу майна, отримання вподарок грошових сум і майна, переказів з-за кордону, пільг на діт<text:span text:style-name="T8">ей</text:span> і матеріальної допомоги. Провести сортування податків за сумою.</text:p>
      <text:p text:style-name="P5">16.<text:span text:style-name="T9">Рахунки</text:span>. Клієнт може мати кілька рахунків в банках. Враховувати можливість блокування / розблокування рахунку. реалізувати пошук</text:p>
      <text:p text:style-name="P5"/>
      <text:p text:style-name="P5"/>
      <text:p text:style-name="P5"/>
      <text:p text:style-name="P11"><text:soft-page-break/>7. Інтерфейси</text:p>
      <text:p text:style-name="P10"/>
      <text:p text:style-name="P10"><text:s/><text:span text:style-name="T10">Р</text:span>еалізувати інтерфейси, також використовувати успадкування та поліморфізм для наступних предметних областей:</text:p>
      <text:p text:style-name="P10">1.interface Видання - abstract class - Книга - class - Довідник і Енціклопедія.</text:p>
      <text:p text:style-name="P10">2.interface Абітурієнт <text:s/>- abstract class - Студент <text:s/>- class - Студент-Заочник.</text:p>
      <text:p text:style-name="P10">3.interface Співробітник <text:s/>- class - Інженер <text:s/>- class - Керівник.</text:p>
      <text:p text:style-name="P10">4.interface Будівля <text:s/>- abstract class - Громадськ<text:span text:style-name="T13">а</text:span> Будівля <text:s/>- class - Театр.</text:p>
      <text:p text:style-name="P10">5.interface Mobile <text:s/>- abstract class - Siemens Mobile <text:s/>- class - Model.</text:p>
      <text:p text:style-name="P10">6.interface Корабель <text:s/>- abstract class - Військовий Корабель <text:s/>- class - Авіаносець.</text:p>
      <text:p text:style-name="P10">7.interface Лікар <text:s/>- class - Хірург <text:s/>- class - Нейрохірург.</text:p>
      <text:p text:style-name="P10">8.interface Корабель <text:s/>- class - Вантажний корабель <text:s/>- class - Танкер.</text:p>
      <text:p text:style-name="P10">9.interface Меблі <text:s/>- abstract class - Шафа <text:s/>- class - Книжковий Шафа.</text:p>
      <text:p text:style-name="P10">10.interface Фільм <text:s/>- class - Вітчизняний Фільм <text:s/>- class - Комедія.</text:p>
      <text:p text:style-name="P10">11.interface Тканина <text:s/>- abstract class - Одежа - class - Костюм.</text:p>
      <text:p text:style-name="P10">12.interface Техніка <text:s/>- abstract class - Плеєр <text:s/>- class - Відеоплеєр.</text:p>
      <text:p text:style-name="P10">13.interface Транспортне Засіб <text:s/>- abstract class - Громадський Транспорт <text:s/>- class - Трамвай.</text:p>
      <text:p text:style-name="P10">14.interface Пристрій Печатки <text:s/>- class - Принтер <text:s/>- class - Лазерний Принтер.</text:p>
      <text:p text:style-name="P10">15.interface Папір <text:s/>- abstract class - Зошит <text:s/>- class - Зошит Для Малювання.</text:p>
      <text:p text:style-name="P10">16.interface Джерело Світу <text:s/>- class - Лампа <text:s/>- class - Настільна Лампа.</text:p>
      <text:p text:style-name="P5"/>
      <text:p text:style-name="P5"/>
      <text:p text:style-name="P5"/>
      <text:p text:style-name="P11">8. ООП- внутрішні класи</text:p>
      <text:p text:style-name="P5"/>
      <text:p text:style-name="P5">2.Створити клас Payment з внутрішнім класом, за допомогою об'єктів якого можна сформувати покупку з декількох товарів.</text:p>
      <text:p text:style-name="P12">3 .Створити клас Account з внутрішнім класом, за допомогою об'єктів якого можна зберігати інформацію про всі операції сосчетом (зняття, платежі, надходження).</text:p>
      <text:p text:style-name="P12">4.Створити клас <text:span text:style-name="T16">Заліковка</text:span> з внутрішнім класом, за допомогою об'єктів якого можна зберігати інформацію про сесії, заліках, іспитах.</text:p>
      <text:p text:style-name="P5">5.Створити клас Department з внутрішнім класом, за допомогою об'єктів якого можна зберігати інформацію про всі посадах відділу і про всіх співробітників, коли-небудь займали конкретну посаду.</text:p>
      <text:p text:style-name="P5">6.Створити клас Catalog з внутрішнім класом, за допомогою об'єктів якого можна зберігати інформацію про історію видач книги читачам.</text:p>
      <text:p text:style-name="P5">7.Створити клас Європа з внутрішнім класом, за допомогою об'єктів якого можна зберігати інформацію про історію зміни територіального поділу на держави.</text:p>
      <text:p text:style-name="P5">8.Створити клас City з внутрішнім класом, за допомогою об'єктів якого можна зберігати інформацію про проспектах, вулицях, площах.</text:p>
      <text:p text:style-name="P5">9.Створити клас BlueRayDisc з внутрішнім класом, за допомогою об'єктів якого можна зберігати інформацію про каталогах, підкаталогах і записах.</text:p>
      <text:p text:style-name="P5">10.Створити клас Mobile з внутрішнім класом, за допомогою об'єктів якого можна зберігати інформацію про моделі телефонів і їх властивості.</text:p>
      <text:p text:style-name="P5">11.Створити клас Художня Виставка з внутрішнім класом, за допомогою об'єктів якого можна зберігати інформацію про картини, авторів і часу проведення виставок.</text:p>
      <text:p text:style-name="P5">12.Створити клас Календар з внутрішнім класом, за допомогою об'єктів якого можна зберігати інформацію про вихідні та святкові дні.</text:p>
      <text:p text:style-name="P5">13.Створити клас Shop з внутрішнім класом, за допомогою об'єктів якого можна зберігати інформацію про відділи, товари і послуги.</text:p>
      <text:p text:style-name="P5"><text:soft-page-break/>14.Створити клас довідкового центру Cлужба Суспільні Tранспорт з внутрішнім класом, за допомогою об'єктів якого можна зберігати інформацію про час, лініях маршрутів і вартості проїзду.</text:p>
      <text:p text:style-name="P5">15.Створити клас Computer з внутрішнім класом, за допомогою об'єктів якого можна зберігати інформацію про операційну систему, процесорі і оперативної пам'яті.</text:p>
      <text:p text:style-name="P5">16.Створити клас Park з внутрішнім класом, за допомогою об'єктів якого можна зберігати інформацію про атракціони, часу їх роботи і вартості.</text:p>
      <text:p text:style-name="P5">17.Створити клас Cinema з внутрішнім класом, за допомогою об'єктів якого можна зберігати інформацію про адреси кінотеатрів, фільмах і часу початку сеансів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1:03:28.743274310</meta:creation-date>
    <dc:date>2020-09-19T13:57:39.732924867</dc:date>
    <meta:editing-duration>PT1H29M37S</meta:editing-duration>
    <meta:editing-cycles>15</meta:editing-cycles>
    <meta:generator>LibreOffice/5.1.2.2$Linux_X86_64 LibreOffice_project/10m0$Build-2</meta:generator>
    <meta:document-statistic meta:table-count="0" meta:image-count="0" meta:object-count="0" meta:page-count="8" meta:paragraph-count="135" meta:word-count="3186" meta:character-count="24692" meta:non-whitespace-character-count="21597"/>
  </office:meta>
</office:document-meta>
</file>